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style:font-name="Liberation Serif" officeooo:paragraph-rsid="0005ac32"/>
    </style:style>
    <style:style style:name="P2" style:family="paragraph" style:parent-style-name="Text_20_body">
      <style:text-properties style:font-name="Liberation Serif" officeooo:rsid="0005ac32" officeooo:paragraph-rsid="0005ac32"/>
    </style:style>
    <style:style style:name="P3" style:family="paragraph" style:parent-style-name="Heading_20_3">
      <style:text-properties style:font-name="Liberation Serif"/>
    </style:style>
    <style:style style:name="P4" style:family="paragraph" style:parent-style-name="Text_20_body">
      <style:text-properties style:font-name="Liberation Serif"/>
    </style:style>
    <style:style style:name="P5" style:family="paragraph" style:parent-style-name="Standard">
      <style:text-properties style:font-name="Liberation Serif"/>
    </style:style>
    <style:style style:name="T1" style:family="text">
      <style:text-properties style:font-name="Liberation Serif" style:text-underline-style="none"/>
    </style:style>
    <style:style style:name="T2" style:family="text">
      <style:text-properties style:font-name="Liberation Serif" style:text-underline-style="solid" style:text-underline-width="auto" style:text-underline-color="font-color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b0bf7"/>
    </style:style>
    <style:style style:name="T5" style:family="text">
      <style:text-properties style:font-name="Liberation Serif" officeooo:rsid="000cab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Descripción del JSON</text:h>
      <text:p text:style-name="P1"><text:span text:style-name="Source_20_Text"><text:span text:style-name="T1">Extraído de la API pública DummyJSON: </text:span></text:span><text:span text:style-name="Source_20_Text"><text:span text:style-name="T2">https://dummyjson.com/products</text:span></text:span></text:p>
      <text:p text:style-name="P1"><text:span text:style-name="Source_20_Text"><text:span text:style-name="T1">Devuelve un array de 30 productos de una tienda online. Cada producto contiene datos simples (nombre, precio, categoría, puntuación, stock) y estructuras anidadas que forman los 4 niveles requeridos: etiquetas (array simple), dimensiones (objeto con ancho, alto y profundidad), reseñas (array de objetos con puntuación, comentario, fecha y nombre del revisor) y meta (objeto con fecha de creación, código de barras y QR).</text:span></text:span></text:p>
      <text:p text:style-name="P1"><text:span text:style-name="Source_20_Text"><text:span text:style-name="T1">El JSON original ha sido traducido al español y ampliado con dos campos nuevos: en_oferta (boolean) y proveedor (string).</text:span></text:span></text:p>
      <text:p text:style-name="P2">====================================================================</text:p>
      <text:h text:style-name="P3" text:outline-level="3">Ejercicios</text:h>
      <text:p text:style-name="P4"><text:span text:style-name="Strong_20_Emphasis">Ej. 1 — Listar:</text:span> Mostrar el número total de productos y el listado con nombre, marca, categoría y precio de todos ellos, ordenados de mayor a menor precio.</text:p>
      <text:p text:style-name="P4"><text:span text:style-name="Strong_20_Emphasis">Ej. 2 — Contar:</text:span> Mostrar cuántos productos hay por categoría y la media de puntuación de cada una.</text:p>
      <text:p text:style-name="P4"><text:span text:style-name="Strong_20_Emphasis">Ej. 3 — Filtrar:</text:span> Pedir por teclado una categoría y un precio máximo, y mostrar los productos que cumplan ambos filtros indicando si están en oferta o no y el nombre del proveedor.</text:p>
      <text:p text:style-name="P4"><text:span text:style-name="Strong_20_Emphasis">Ej. 4 — Relacionada:</text:span> El usuario introducirá un ancho máximo (campo ancho_cm dentro del objeto dimensiones). El programa filtrará y mostrará los nombres de los productos que quepan en ese espacio, indicando además su categoría y stock disponible</text:p>
      <text:p text:style-name="Text_20_body"><text:span text:style-name="Strong_20_Emphasis"><text:span text:style-name="T3">Ej. 5 — Estadísticas:</text:span></text:span><text:span text:style-name="T3"> Mostrar el producto más caro, el más barato, la media de precios del catálogo, el producto con más stock, cuántos productos están en oferta y cuántos no, y la media global de puntuación de todos los producto</text:span><text:span text:style-name="T4">s </text:span><text:span text:style-name="T5">y</text:span> un listado con información relevante de los productos.</text:p>
      <text:p text:style-name="P4"><text:span text:style-name="T3"/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09:41:11.978004464</meta:creation-date>
    <dc:date>2026-04-06T10:44:50.829540668</dc:date>
    <meta:editing-duration>PT20M1S</meta:editing-duration>
    <meta:editing-cycles>5</meta:editing-cycles>
    <meta:generator>LibreOffice/25.2.3.2$Linux_X86_64 LibreOffice_project/520$Build-2</meta:generator>
    <meta:print-date>2026-03-27T12:25:42.566779834</meta:print-date>
    <meta:printed-by>Archivos PDF</meta:printed-by>
    <meta:document-statistic meta:table-count="0" meta:image-count="0" meta:object-count="0" meta:page-count="1" meta:paragraph-count="11" meta:word-count="256" meta:character-count="1669" meta:non-whitespace-character-count="1419"/>
  </office:meta>
</office:document-meta>
</file>